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Mustapha Lateb</text:p>
      <text:p text:style-name="Text_20_body">Site: <text:a xlink:type="simple" xlink:href="https://mlateb.github.io/" office:name=""><text:span text:style-name="Definition">https://mlateb.github.io/</text:span></text:a><text:line-break/>Email: <text:a xlink:type="simple" xlink:href="mailto:mustapha.lateb@gmail.com" office:name=""><text:span text:style-name="Definition">mustapha.lateb@gmail.com</text:span></text:a><text:line-break/>GitHub: <text:a xlink:type="simple" xlink:href="https://github.com/mlateb" office:name=""><text:span text:style-name="Definition">https://github.com/mlateb</text:span></text:a></text:p>
      <text:h text:style-name="Heading_20_2" text:outline-level="2"><text:bookmark-start text:name="éducation"/>Éducation<text:bookmark-end text:name="éducation"/></text:h>
      <text:h text:style-name="Heading_20_2" text:outline-level="2"><text:bookmark-start text:name="expérience-professionnelle"/>Expérience professionnelle<text:bookmark-end text:name="expérience-professionnelle"/></text:h>
      <text:h text:style-name="Heading_20_2" text:outline-level="2"><text:bookmark-start text:name="distinctions-publications-et-certifications"/>Distinctions, publications et certifications<text:bookmark-end text:name="distinctions-publications-et-certifications"/></text:h>
      <text:h text:style-name="Heading_20_2" text:outline-level="2"><text:bookmark-start text:name="compétences-informatiques"/>Compétences informatiques<text:bookmark-end text:name="compétences-informatiques"/></text:h>
      <text:h text:style-name="Heading_20_2" text:outline-level="2"><text:bookmark-start text:name="languages"/>Languages<text:bookmark-end text:name="languages"/></text:h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</dc:title>
  </office:meta>
</office:document-meta>
</file>